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: Computer Science 373</text:p>
      <text:p text:style-name="Standard">Summer 2012</text:p>
      <text:p text:style-name="Standard">Team: All the Single Ladies</text:p>
      <text:p text:style-name="Standard">Team members: Ian Buitrago, Jake Wilke, George Ross Shwarts, <text:s/>Matt Hausmann, Fayz Rahman, Robert Reed</text:p>
      <text:p text:style-name="Standard"/>
      <text:p text:style-name="Standard">Technical Report</text:p>
      <text:p text:style-name="Standard"/>
      <text:p text:style-name="Standard">Introduction</text:p>
      <text:p text:style-name="Standard"/>
      <text:p text:style-name="Standard"/>
      <text:p text:style-name="Standard">Design</text:p>
      <text:p text:style-name="Standard"/>
      <text:p text:style-name="Standard"/>
      <text:p text:style-name="Standard">Implementation</text:p>
      <text:p text:style-name="Standard"/>
      <text:p text:style-name="Standard"/>
      <text:p text:style-name="Standard">Evalua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o </meta:initial-creator>
    <meta:creation-date>2012-07-05T18:49:08</meta:creation-date>
    <dc:date>2012-07-05T18:56:44</dc:date>
    <dc:creator>keo </dc:creator>
    <meta:editing-duration>PT2M3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32" meta:character-count="225" meta:non-whitespace-character-count="201"/>
  </office:meta>
</office:document-meta>
</file>